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7.48mm"/>
    </style:style>
    <style:style style:name="co3" style:family="table-column">
      <style:table-column-properties fo:break-before="auto" style:column-width="6.72mm"/>
    </style:style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17.94mm"/>
    </style:style>
    <style:style style:name="co6" style:family="table-column">
      <style:table-column-properties fo:break-before="auto" style:column-width="29.9mm"/>
    </style:style>
    <style:style style:name="co7" style:family="table-column">
      <style:table-column-properties fo:break-before="auto" style:column-width="16.19mm"/>
    </style:style>
    <style:style style:name="co8" style:family="table-column">
      <style:table-column-properties fo:break-before="auto" style:column-width="15.7mm"/>
    </style:style>
    <style:style style:name="co9" style:family="table-column">
      <style:table-column-properties fo:break-before="auto" style:column-width="15.2mm"/>
    </style:style>
    <style:style style:name="co10" style:family="table-column">
      <style:table-column-properties fo:break-before="auto" style:column-width="17.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247" table:default-cell-style-name="ce1"/>
        <table:table-column table:style-name="co5" table:number-columns-repeated="767" table:default-cell-style-name="Default"/>
        <table:table-row table:style-name="ro1">
          <table:table-cell/>
          <table:table-cell table:style-name="ce2" office:value-type="string" calcext:value-type="string" table:number-columns-spanned="9" table:number-rows-spanned="1">
            <text:p>進<text:span text:style-name="T1">  </text:span><text:span text:style-name="T2">貨</text:span><text:span text:style-name="T3">  </text:span><text:span text:style-name="T2">明</text:span><text:span text:style-name="T3">  </text:span><text:span text:style-name="T2">細</text:span><text:span text:style-name="T3">  </text:span><text:span text:style-name="T2">表</text:span></text:p>
          </table:table-cell>
          <table:covered-table-cell table:number-columns-repeated="8" table:style-name="ce3"/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8"/>
          <table:table-cell office:value-type="string" calcext:value-type="string">
            <text:p>No. <text:s text:c="7"/>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單位：<text:span text:style-name="T4"> </text:span></text:p>
          </table:table-cell>
          <table:table-cell table:number-columns-repeated="5"/>
          <table:table-cell office:value-type="string" calcext:value-type="string">
            <text:p>  <text:span text:style-name="T5">年</text:span><text:span text:style-name="T7">    </text:span><text:span text:style-name="T6">月</text:span><text:span text:style-name="T7">    </text:span><text:span text:style-name="T6">日至</text:span><text:span text:style-name="T7">    </text:span><text:span text:style-name="T6">年</text:span><text:span text:style-name="T7">    </text:span><text:span text:style-name="T6">月</text:span><text:span text:style-name="T7">    </text:span><text:span text:style-name="T6">日</text:span>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 table:number-columns-spanned="2" table:number-rows-spanned="1">
            <text:p>     <text:span text:style-name="T5">年</text:span>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廠<text:span text:style-name="T4"> </text:span><text:span text:style-name="T6">商</text:span><text:span text:style-name="T7"> </text:span><text:span text:style-name="T6">名</text:span><text:span text:style-name="T7"> </text:span><text:span text:style-name="T6">稱</text:span></text:p>
          </table:table-cell>
          <table:table-cell table:style-name="ce11" office:value-type="string" calcext:value-type="string" table:number-columns-spanned="1" table:number-rows-spanned="2">
            <text:p>進貨單</text:p>
          </table:table-cell>
          <table:table-cell table:style-name="ce11" office:value-type="string" calcext:value-type="string" table:number-columns-spanned="1" table:number-rows-spanned="2">
            <text:p>品<text:span text:style-name="T4">      </text:span><text:span text:style-name="T6">名</text:span></text:p>
          </table:table-cell>
          <table:table-cell table:style-name="ce11" office:value-type="string" calcext:value-type="string" table:number-columns-spanned="1" table:number-rows-spanned="2">
            <text:p>規<text:span text:style-name="T4">  </text:span><text:span text:style-name="T6">格</text:span></text:p>
          </table:table-cell>
          <table:table-cell table:style-name="ce11" office:value-type="string" calcext:value-type="string" table:number-columns-spanned="1" table:number-rows-spanned="2">
            <text:p>數<text:span text:style-name="T4"> </text:span><text:span text:style-name="T6">量</text:span></text:p>
          </table:table-cell>
          <table:table-cell table:style-name="ce11" office:value-type="string" calcext:value-type="string" table:number-columns-spanned="1" table:number-rows-spanned="2">
            <text:p>單<text:span text:style-name="T4"> </text:span><text:span text:style-name="T6">價</text:span></text:p>
          </table:table-cell>
          <table:table-cell table:style-name="ce11" office:value-type="string" calcext:value-type="string" table:number-columns-spanned="1" table:number-rows-spanned="2">
            <text:p>金<text:span text:style-name="T4">  </text:span><text:span text:style-name="T6">額</text:span></text:p>
          </table:table-cell>
          <table:table-cell table:style-name="ce11" office:value-type="string" calcext:value-type="string" table:number-columns-spanned="1" table:number-rows-spanned="2">
            <text:p>備<text:span text:style-name="T4">  </text:span><text:span text:style-name="T6">註</text:span></text:p>
          </table:table-cell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>
            <text:p> <text:span text:style-name="T5">月</text:span></text:p>
          </table:table-cell>
          <table:table-cell table:style-name="ce10" office:value-type="string" calcext:value-type="string">
            <text:p>日</text:p>
          </table:table-cell>
          <table:covered-table-cell table:number-columns-repeated="8" table:style-name="ce12"/>
          <table:table-cell table:number-columns-repeated="1013"/>
        </table:table-row>
        <table:table-row table:style-name="ro5">
          <table:table-cell/>
          <table:table-cell table:style-name="ce7" table:number-columns-repeated="8"/>
          <table:table-cell table:style-name="ce7" table:formula="of:=[.H6]*[.I6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7]*[.I7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8]*[.I8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9]*[.I9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10]*[.I10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11]*[.I11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12]*[.I12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13]*[.I13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14]*[.I14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15]*[.I15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16]*[.I16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17]*[.I17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18]*[.I18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19]*[.I19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20]*[.I20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21]*[.I21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22]*[.I22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23]*[.I23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24]*[.I24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25]*[.I25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26]*[.I26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27]*[.I27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>
          <table:table-cell/>
          <table:table-cell table:style-name="ce8" table:number-columns-repeated="8"/>
          <table:table-cell table:style-name="ce7" table:formula="of:=[.H28]*[.I28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0mm" fo:margin-right="19mm" style:first-page-number="continue" style:scale-to="100%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6T21:41:57</meta:creation-date>
    <dc:creator>QQ</dc:creator>
    <dc:date>2004-03-21T17:46:31</dc:date>
    <meta:print-date>1993-02-16T21:50:51</meta:print-date>
    <meta:document-statistic meta:table-count="1" meta:cell-count="38" meta:object-count="0"/>
    <meta:generator>LibreOffice/5.1.1.3$Windows_x86 LibreOffice_project/89f508ef3ecebd2cfb8e1def0f0ba9a803b88a6d</meta:generator>
  </office:meta>
</office:document-meta>
</file>